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4379320306664535526"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262617232367531655"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784966887910351453"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3411630085506308175"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173714262677777963"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5011450102766202824"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1488453973666574654"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785817394848762528"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5312838" text:continue-list="list1488453973666574654"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179965556281101508"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303722"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303130"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5295920"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5311856"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297187"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857235864934789901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8732759314218941493"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588585008939012252"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308386"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162549353489874118"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72742299284890532"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559495400813654239" text:style-name="L15">
        <text:list-item>
          <text:list>
            <text:list-header>
              <text:p text:style-name="P183">1.5 miles averaging about 9:40/mile and rest 1 min</text:p>
            </text:list-header>
          </text:list>
        </text:list-item>
      </text:list>
      <text:p text:style-name="P24">1 mile in 8:26 and rest 2 min</text:p>
      <text:list xml:id="list2434841896836750932"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126747132754090204"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288630"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8141584440466298283"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443182464875686965"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8464498891857808334"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5283290" text:continue-list="list3443182464875686965" text:style-name="L19">
        <text:list-item>
          <text:list>
            <text:list-header>
              <text:p text:style-name="P187">(Pace*HR)=1240</text:p>
            </text:list-header>
          </text:list>
        </text:list-item>
      </text:list>
      <text:list xml:id="list35285810" text:continue-list="list8141584440466298283" text:style-name="L18">
        <text:list-item>
          <text:list>
            <text:list-header>
              <text:p text:style-name="P186">2 miles at 10:46/mile Ave HR= 121 bpm and rest a few minutes</text:p>
            </text:list-header>
          </text:list>
        </text:list-item>
      </text:list>
      <text:list xml:id="list35302097" text:continue-list="list35283290"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5313584"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142703641530750648"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671716887914126652"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402687589521816657"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5398981597795770116"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235140143576677512"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567477572309771002"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5308648"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307891"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792142204527071818"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727010068724959785"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589951593739987539"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990967978033238280"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870994177524440893"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182558057056775009" text:style-name="L32">
        <text:list-item>
          <text:list>
            <text:list-header>
              <text:p text:style-name="P197">0.25 miles in 2:54</text:p>
              <text:p text:style-name="P197">1 mile in 9:21 going faster as I ran and ending at around 8:30 pace</text:p>
            </text:list-header>
          </text:list>
        </text:list-item>
      </text:list>
      <text:list xml:id="list6695452834837991944"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06609366942440559"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408635619249248130"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386453082049566145"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721668258273467287"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20 or more cemetery loops:</text:p>
      <text:p text:style-name="P80"><text:soft-page-break/><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755725976431618976"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text:soft-page-break/>*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10T15:03:35.02</dc:date>
    <dc:creator>James Lombardi</dc:creator>
    <meta:editing-duration>P28DT13H32M2S</meta:editing-duration>
    <meta:editing-cycles>2100</meta:editing-cycles>
    <meta:generator>OpenOffice/4.1.2$Win32 OpenOffice.org_project/412m3$Build-9782</meta:generator>
    <meta:document-statistic meta:table-count="0" meta:image-count="9" meta:object-count="0" meta:page-count="208" meta:paragraph-count="6054" meta:word-count="65525" meta:character-count="335667"/>
  </office:meta>
</office:document-meta>
</file>